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awthorn" svg:font-family="Hawthorn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Hawthorn" fo:font-size="24pt" officeooo:rsid="001c8207" officeooo:paragraph-rsid="001c8207" style:font-size-asian="24pt" style:font-size-complex="24pt"/>
    </style:style>
    <style:style style:name="P2" style:family="paragraph" style:parent-style-name="Standard">
      <style:text-properties style:font-name="Arial1" fo:font-size="24pt" officeooo:rsid="001c8207" officeooo:paragraph-rsid="001c8207" style:font-size-asian="24pt" style:font-size-complex="24pt"/>
    </style:style>
    <style:style style:name="P3" style:family="paragraph" style:parent-style-name="Standard">
      <style:text-properties style:font-name="Arial1" fo:font-size="24pt" officeooo:rsid="001c8207" officeooo:paragraph-rsid="001c8adf" style:font-size-asian="24pt" style:font-size-complex="24pt"/>
    </style:style>
    <style:style style:name="P4" style:family="paragraph" style:parent-style-name="Standard">
      <style:text-properties style:font-name="Arial1" fo:font-size="24pt" officeooo:rsid="001c8adf" officeooo:paragraph-rsid="001c8adf" style:font-size-asian="24pt" style:font-size-complex="24pt"/>
    </style:style>
    <style:style style:name="T1" style:family="text">
      <style:text-properties officeooo:rsid="001c8a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stern Electric</text:p>
      <text:p text:style-name="P1"/>
      <text:p text:style-name="P2">Use the following to convert to .plt:</text:p>
      <text:p text:style-name="P2"><text:a xlink:type="simple" xlink:href="https://online.reaconverter.com/" text:style-name="Internet_20_link" text:visited-style-name="Visited_20_Internet_20_Link">https://online.reaconverter.com/</text:a></text:p>
      <text:p text:style-name="P2"/>
      <text:p text:style-name="P3"><text:span text:style-name="T1">From: </text:span><text:a xlink:type="simple" xlink:href="https://www.antiquetelephonehistory.com/free.php" text:style-name="Internet_20_link" text:visited-style-name="Visited_20_Internet_20_Link"><text:span text:style-name="T1">https://www.antiquetelephonehistory.com/free.php</text:span></text:a></text:p>
      <text:p text:style-name="P3"/>
      <text:p text:style-name="P4">Hawthorn Font</text:p>
      <text:p text:style-name="P2"><text:a xlink:type="simple" xlink:href="http://atcaonline.com/Hawthorn.TTF" text:style-name="Internet_20_link" text:visited-style-name="Visited_20_Internet_20_Link">http://atcaonline.com/Hawthorn.TTF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awthorn" svg:font-family="Hawthorn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14:07:13.789000000</meta:creation-date>
    <meta:print-date>2024-03-25T14:19:35.153000000</meta:print-date>
    <meta:printed-by>PDF files</meta:printed-by>
    <dc:date>2024-03-25T16:51:22.826000000</dc:date>
    <meta:editing-duration>PT2H31M47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6" meta:word-count="15" meta:character-count="186" meta:non-whitespace-character-count="177"/>
  </office:meta>
</office:document-meta>
</file>